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7" fo:break-before="auto" fo:break-after="auto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Heading_20_2">
      <style:text-properties officeooo:rsid="000a14a6"/>
    </style:style>
    <style:style style:name="P39" style:family="paragraph" style:parent-style-name="Standard">
      <style:text-properties officeooo:rsid="000a14a6" officeooo:paragraph-rsid="000ea241"/>
    </style:style>
    <style:style style:name="P40" style:family="paragraph" style:parent-style-name="Heading_20_2">
      <style:text-properties officeooo:paragraph-rsid="000b3b3a"/>
    </style:style>
    <style:style style:name="P41" style:family="paragraph" style:parent-style-name="Standard">
      <style:text-properties officeooo:rsid="001119e0" officeooo:paragraph-rsid="001119e0"/>
    </style:style>
    <style:style style:name="P42" style:family="paragraph" style:parent-style-name="Standard">
      <style:paragraph-properties fo:line-height="100%"/>
      <style:text-properties officeooo:rsid="001498c6" officeooo:paragraph-rsid="00952f54"/>
    </style:style>
    <style:style style:name="P43" style:family="paragraph" style:parent-style-name="Heading_20_3">
      <style:text-properties officeooo:paragraph-rsid="00952f54"/>
    </style:style>
    <style:style style:name="P44" style:family="paragraph" style:parent-style-name="Standard">
      <style:text-properties officeooo:rsid="001498c6" officeooo:paragraph-rsid="00952f54"/>
    </style:style>
    <style:style style:name="P45" style:family="paragraph" style:parent-style-name="Heading_20_4">
      <style:text-properties officeooo:paragraph-rsid="00952f54"/>
    </style:style>
    <style:style style:name="P46" style:family="paragraph" style:parent-style-name="Standard">
      <style:text-properties officeooo:rsid="001498c6" officeooo:paragraph-rsid="00963410"/>
    </style:style>
    <style:style style:name="P47" style:family="paragraph" style:parent-style-name="Standard">
      <style:paragraph-properties fo:break-before="page"/>
      <style:text-properties officeooo:rsid="001498c6" officeooo:paragraph-rsid="00963410"/>
    </style:style>
    <style:style style:name="P48" style:family="paragraph" style:parent-style-name="Standard">
      <style:text-properties officeooo:rsid="001498c6" officeooo:paragraph-rsid="00b0ed03"/>
    </style:style>
    <style:style style:name="P49" style:family="paragraph" style:parent-style-name="Table_20_Contents">
      <style:text-properties officeooo:rsid="00907b9f" officeooo:paragraph-rsid="00952f54"/>
    </style:style>
    <style:style style:name="P50" style:family="paragraph" style:parent-style-name="Table_20_Contents">
      <style:text-properties officeooo:rsid="00926698" officeooo:paragraph-rsid="00952f54"/>
    </style:style>
    <style:style style:name="P51" style:family="paragraph" style:parent-style-name="Table_20_Contents">
      <style:text-properties officeooo:rsid="00926698" officeooo:paragraph-rsid="00b0ed03"/>
    </style:style>
    <style:style style:name="P52" style:family="paragraph" style:parent-style-name="Table_20_Contents">
      <style:text-properties style:font-name="Times New Roman" officeooo:rsid="00b0ed03" officeooo:paragraph-rsid="00b0ed03" style:font-name-asian="Times New Roman" style:font-name-complex="Times New Roman"/>
    </style:style>
    <style:style style:name="P53" style:family="paragraph" style:parent-style-name="Table_20_Contents">
      <style:text-properties officeooo:rsid="0094a7c8" officeooo:paragraph-rsid="00b0ed03"/>
    </style:style>
    <style:style style:name="P54" style:family="paragraph" style:parent-style-name="Standard">
      <style:text-properties officeooo:rsid="008cdb22" officeooo:paragraph-rsid="00952f54"/>
    </style:style>
    <style:style style:name="P55" style:family="paragraph" style:parent-style-name="Standard">
      <style:text-properties officeooo:rsid="001498c6" officeooo:paragraph-rsid="001498c6"/>
    </style:style>
    <style:style style:name="P56" style:family="paragraph" style:parent-style-name="Standard">
      <style:text-properties officeooo:rsid="001498c6" officeooo:paragraph-rsid="009313d3"/>
    </style:style>
    <style:style style:name="P57" style:family="paragraph" style:parent-style-name="Standard">
      <style:text-properties officeooo:rsid="008448c7" officeooo:paragraph-rsid="009313d3"/>
    </style:style>
    <style:style style:name="P58" style:family="paragraph" style:parent-style-name="Standard">
      <style:text-properties officeooo:rsid="001498c6" officeooo:paragraph-rsid="00b2d845"/>
    </style:style>
    <style:style style:name="P59" style:family="paragraph" style:parent-style-name="Standard">
      <style:paragraph-properties fo:break-before="page"/>
      <style:text-properties officeooo:rsid="001498c6" officeooo:paragraph-rsid="00b2d845"/>
    </style:style>
    <style:style style:name="P60" style:family="paragraph" style:parent-style-name="Standard">
      <style:paragraph-properties fo:line-height="100%"/>
      <style:text-properties officeooo:rsid="00907b9f" officeooo:paragraph-rsid="00907b9f"/>
    </style:style>
    <style:style style:name="P61" style:family="paragraph" style:parent-style-name="Table_20_Contents">
      <style:text-properties officeooo:rsid="0082b110" officeooo:paragraph-rsid="0082b110"/>
    </style:style>
    <style:style style:name="P62" style:family="paragraph" style:parent-style-name="Table_20_Contents">
      <style:text-properties officeooo:rsid="0080c26c" officeooo:paragraph-rsid="0080c26c"/>
    </style:style>
    <style:style style:name="P63" style:family="paragraph" style:parent-style-name="Table_20_Contents">
      <style:text-properties officeooo:rsid="0093251d" officeooo:paragraph-rsid="0093251d"/>
    </style:style>
    <style:style style:name="P64" style:family="paragraph" style:parent-style-name="Table_20_Contents">
      <style:text-properties officeooo:rsid="0082b110" officeooo:paragraph-rsid="0093251d"/>
    </style:style>
    <style:style style:name="P65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6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7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8" style:family="paragraph" style:parent-style-name="Table_20_Contents">
      <style:text-properties officeooo:rsid="0093251d" officeooo:paragraph-rsid="0094a7c8"/>
    </style:style>
    <style:style style:name="P69" style:family="paragraph" style:parent-style-name="Table_20_Contents">
      <style:text-properties officeooo:rsid="00b2d845" officeooo:paragraph-rsid="00b2d845"/>
    </style:style>
    <style:style style:name="P70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b2d845" officeooo:paragraph-rsid="00b2d845" style:font-name-asian="Times New Roman" style:font-name-complex="Times New Roman"/>
    </style:style>
    <style:style style:name="P71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b2d845" style:font-name-asian="Times New Roman" style:font-name-complex="Times New Roman"/>
    </style:style>
    <style:style style:name="P72" style:family="paragraph" style:parent-style-name="Standard">
      <style:paragraph-properties fo:line-height="100%"/>
      <style:text-properties officeooo:rsid="008cdb22" officeooo:paragraph-rsid="0080c26c"/>
    </style:style>
    <style:style style:name="P73" style:family="paragraph" style:parent-style-name="Heading_20_1">
      <style:text-properties officeooo:rsid="0062bcf9" officeooo:paragraph-rsid="0062bcf9"/>
    </style:style>
    <style:style style:name="P74" style:family="paragraph" style:parent-style-name="Standard">
      <style:text-properties officeooo:rsid="0062bcf9" officeooo:paragraph-rsid="0062bcf9"/>
    </style:style>
    <style:style style:name="P75" style:family="paragraph" style:parent-style-name="Heading_20_3">
      <style:text-properties officeooo:rsid="00636185" officeooo:paragraph-rsid="00636185"/>
    </style:style>
    <style:style style:name="P76" style:family="paragraph" style:parent-style-name="Standard">
      <style:text-properties officeooo:paragraph-rsid="00773f16"/>
    </style:style>
    <style:style style:name="P77" style:family="paragraph" style:parent-style-name="Standard">
      <style:text-properties officeooo:rsid="00643228" officeooo:paragraph-rsid="0065e26e"/>
    </style:style>
    <style:style style:name="P78" style:family="paragraph" style:parent-style-name="Standard">
      <style:text-properties officeooo:rsid="009797e6" officeooo:paragraph-rsid="009797e6"/>
    </style:style>
    <style:style style:name="P79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80" style:family="paragraph" style:parent-style-name="Standard" style:list-style-name="L2">
      <style:text-properties officeooo:rsid="009797e6" officeooo:paragraph-rsid="009797e6"/>
    </style:style>
    <style:style style:name="P81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82" style:family="paragraph" style:parent-style-name="Standard">
      <style:text-properties officeooo:rsid="00992899" officeooo:paragraph-rsid="00992899"/>
    </style:style>
    <style:style style:name="P83" style:family="paragraph" style:parent-style-name="Standard">
      <style:text-properties officeooo:rsid="0065e26e" officeooo:paragraph-rsid="0065e26e"/>
    </style:style>
    <style:style style:name="P84" style:family="paragraph" style:parent-style-name="Standard" style:list-style-name="L3">
      <style:text-properties officeooo:paragraph-rsid="00992899"/>
    </style:style>
    <style:style style:name="P85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6" style:family="paragraph" style:parent-style-name="Heading_20_3">
      <style:text-properties officeooo:rsid="006649a3" officeooo:paragraph-rsid="006649a3"/>
    </style:style>
    <style:style style:name="P87" style:family="paragraph" style:parent-style-name="Standard">
      <style:text-properties officeooo:rsid="006649a3" officeooo:paragraph-rsid="006649a3"/>
    </style:style>
    <style:style style:name="P88" style:family="paragraph" style:parent-style-name="Standard" style:list-style-name="L4"/>
    <style:style style:name="P89" style:family="paragraph" style:parent-style-name="Standard" style:list-style-name="L4">
      <style:text-properties officeooo:rsid="006649a3" officeooo:paragraph-rsid="006649a3"/>
    </style:style>
    <style:style style:name="P90" style:family="paragraph" style:parent-style-name="Standard">
      <style:text-properties officeooo:paragraph-rsid="0016ee9c"/>
    </style:style>
    <style:style style:name="P91" style:family="paragraph" style:parent-style-name="Standard">
      <style:text-properties officeooo:rsid="001b0d85" officeooo:paragraph-rsid="001b0d85"/>
    </style:style>
    <style:style style:name="P92" style:family="paragraph" style:parent-style-name="Heading_20_2">
      <style:text-properties officeooo:paragraph-rsid="001b0d85"/>
    </style:style>
    <style:style style:name="P93" style:family="paragraph" style:parent-style-name="Standard">
      <style:text-properties officeooo:rsid="002a1c97" officeooo:paragraph-rsid="002a1c97"/>
    </style:style>
    <style:style style:name="P94" style:family="paragraph" style:parent-style-name="Heading_20_1">
      <style:text-properties officeooo:rsid="006747c8" officeooo:paragraph-rsid="006747c8"/>
    </style:style>
    <style:style style:name="P95" style:family="paragraph" style:parent-style-name="Standard">
      <style:text-properties officeooo:rsid="002c66cc" officeooo:paragraph-rsid="006747c8"/>
    </style:style>
    <style:style style:name="P96" style:family="paragraph" style:parent-style-name="Standard">
      <style:text-properties officeooo:rsid="00449154" officeooo:paragraph-rsid="00449154"/>
    </style:style>
    <style:style style:name="P97" style:family="paragraph" style:parent-style-name="Standard">
      <style:text-properties officeooo:rsid="00449154" officeooo:paragraph-rsid="007df78d"/>
    </style:style>
    <style:style style:name="P98" style:family="paragraph" style:parent-style-name="Standard">
      <style:text-properties officeooo:rsid="0046c98c" officeooo:paragraph-rsid="0046c98c"/>
    </style:style>
    <style:style style:name="P99" style:family="paragraph" style:parent-style-name="Standard">
      <style:text-properties officeooo:paragraph-rsid="006747c8"/>
    </style:style>
    <style:style style:name="P100" style:family="paragraph" style:parent-style-name="Standard">
      <style:text-properties officeooo:rsid="004fc198" officeooo:paragraph-rsid="00a77125"/>
    </style:style>
    <style:style style:name="P101" style:family="paragraph" style:parent-style-name="Standard">
      <style:text-properties officeooo:rsid="00542dc6" officeooo:paragraph-rsid="00542dc6"/>
    </style:style>
    <style:style style:name="P102" style:family="paragraph" style:parent-style-name="Heading_20_3">
      <style:text-properties officeooo:rsid="0056c32f" officeooo:paragraph-rsid="0056c32f"/>
    </style:style>
    <style:style style:name="P103" style:family="paragraph" style:parent-style-name="Standard">
      <style:text-properties officeooo:rsid="0056c32f" officeooo:paragraph-rsid="0056c32f"/>
    </style:style>
    <style:style style:name="P104" style:family="paragraph" style:parent-style-name="Standard">
      <style:text-properties officeooo:rsid="005984cc" officeooo:paragraph-rsid="005984cc"/>
    </style:style>
    <style:style style:name="P105" style:family="paragraph" style:parent-style-name="Standard">
      <style:text-properties officeooo:rsid="005b67ef" officeooo:paragraph-rsid="005b67ef"/>
    </style:style>
    <style:style style:name="P106" style:family="paragraph" style:parent-style-name="Standard">
      <style:text-properties officeooo:paragraph-rsid="005b67ef"/>
    </style:style>
    <style:style style:name="P107" style:family="paragraph" style:parent-style-name="Standard">
      <style:text-properties officeooo:rsid="005fdeab" officeooo:paragraph-rsid="005fdeab"/>
    </style:style>
    <style:style style:name="P108" style:family="paragraph" style:parent-style-name="Heading_20_2">
      <style:text-properties officeooo:paragraph-rsid="006060fb"/>
    </style:style>
    <style:style style:name="P109" style:family="paragraph" style:parent-style-name="Standard">
      <style:text-properties officeooo:rsid="006060fb" officeooo:paragraph-rsid="006060fb"/>
    </style:style>
    <style:style style:name="P110" style:family="paragraph" style:parent-style-name="Standard">
      <style:text-properties officeooo:rsid="009e677d" officeooo:paragraph-rsid="009e677d"/>
    </style:style>
    <style:style style:name="P111" style:family="paragraph" style:parent-style-name="Standard">
      <style:text-properties officeooo:rsid="003c17bf" officeooo:paragraph-rsid="003c17bf"/>
    </style:style>
    <style:style style:name="P112" style:family="paragraph" style:parent-style-name="Standard">
      <style:text-properties officeooo:paragraph-rsid="007fa381"/>
    </style:style>
    <style:style style:name="P113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14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15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a176c8" style:font-style-asian="normal" style:font-style-complex="normal"/>
    </style:style>
    <style:style style:name="T24" style:family="text">
      <style:text-properties fo:font-style="normal" officeooo:rsid="008a60fe" style:font-style-asian="normal" style:font-style-complex="normal"/>
    </style:style>
    <style:style style:name="T25" style:family="text">
      <style:text-properties fo:font-style="italic" officeooo:rsid="008a60fe" style:font-style-asian="italic" style:font-style-complex="italic"/>
    </style:style>
    <style:style style:name="T26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fo:font-style="italic" officeooo:rsid="00a176c8" style:font-style-asian="italic" style:font-style-complex="italic"/>
    </style:style>
    <style:style style:name="T28" style:family="text">
      <style:text-properties fo:font-style="italic" officeooo:rsid="00b8537a" style:font-style-asian="italic" style:font-style-complex="italic"/>
    </style:style>
    <style:style style:name="T29" style:family="text">
      <style:text-properties fo:font-style="normal" officeooo:rsid="008c0101" style:font-style-asian="normal" style:font-style-complex="normal"/>
    </style:style>
    <style:style style:name="T30" style:family="text">
      <style:text-properties officeooo:rsid="00a24a34"/>
    </style:style>
    <style:style style:name="T31" style:family="text">
      <style:text-properties officeooo:rsid="00625120"/>
    </style:style>
    <style:style style:name="T32" style:family="text">
      <style:text-properties officeooo:rsid="000bfda7"/>
    </style:style>
    <style:style style:name="T33" style:family="text">
      <style:text-properties officeooo:rsid="00b0ed03"/>
    </style:style>
    <style:style style:name="T34" style:family="text">
      <style:text-properties officeooo:rsid="00b62cbb"/>
    </style:style>
    <style:style style:name="T35" style:family="text">
      <style:text-properties officeooo:rsid="008af87d"/>
    </style:style>
    <style:style style:name="T36" style:family="text">
      <style:text-properties officeooo:rsid="008448c7"/>
    </style:style>
    <style:style style:name="T37" style:family="text">
      <style:text-properties officeooo:rsid="0085c5b2"/>
    </style:style>
    <style:style style:name="T38" style:family="text">
      <style:text-properties fo:font-style="italic" officeooo:rsid="00b0ed03" style:font-style-asian="italic" style:font-style-complex="italic"/>
    </style:style>
    <style:style style:name="T39" style:family="text">
      <style:text-properties officeooo:rsid="00a3b4a6"/>
    </style:style>
    <style:style style:name="T40" style:family="text">
      <style:text-properties officeooo:rsid="000ea241"/>
    </style:style>
    <style:style style:name="T41" style:family="text">
      <style:text-properties officeooo:rsid="0082b110"/>
    </style:style>
    <style:style style:name="T42" style:family="text">
      <style:text-properties officeooo:rsid="000b3b3a"/>
    </style:style>
    <style:style style:name="T43" style:family="text">
      <style:text-properties fo:font-style="italic" officeooo:rsid="00625120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625120" style:font-style-asian="normal" style:font-style-complex="normal"/>
    </style:style>
    <style:style style:name="T47" style:family="text">
      <style:text-properties fo:font-style="normal" officeooo:rsid="00a4ac13" style:font-style-asian="normal" style:font-style-complex="normal"/>
    </style:style>
    <style:style style:name="T48" style:family="text">
      <style:text-properties fo:font-style="normal" officeooo:rsid="001148c2" style:font-style-asian="normal" style:font-style-complex="normal"/>
    </style:style>
    <style:style style:name="T49" style:family="text">
      <style:text-properties fo:font-style="normal" officeooo:rsid="0016759e" style:font-style-asian="normal" style:font-style-complex="normal"/>
    </style:style>
    <style:style style:name="T50" style:family="text">
      <style:text-properties fo:font-style="normal" officeooo:rsid="009313d3" style:font-style-asian="normal" style:font-style-complex="normal"/>
    </style:style>
    <style:style style:name="T51" style:family="text">
      <style:text-properties fo:font-style="normal" officeooo:rsid="009797e6" style:font-style-asian="normal" style:font-style-complex="normal"/>
    </style:style>
    <style:style style:name="T52" style:family="text">
      <style:text-properties officeooo:rsid="00a4ac13"/>
    </style:style>
    <style:style style:name="T53" style:family="text">
      <style:text-properties officeooo:rsid="002c66cc"/>
    </style:style>
    <style:style style:name="T54" style:family="text">
      <style:text-properties officeooo:rsid="008cdb22"/>
    </style:style>
    <style:style style:name="T55" style:family="text">
      <style:text-properties officeooo:rsid="0016759e"/>
    </style:style>
    <style:style style:name="T56" style:family="text">
      <style:text-properties officeooo:rsid="00963410"/>
    </style:style>
    <style:style style:name="T57" style:family="text">
      <style:text-properties officeooo:rsid="0094a7c8"/>
    </style:style>
    <style:style style:name="T58" style:family="text">
      <style:text-properties style:font-name="Times New Roman" officeooo:rsid="0094a7c8" style:font-name-asian="Times New Roman" style:font-name-complex="Times New Roman"/>
    </style:style>
    <style:style style:name="T59" style:family="text">
      <style:text-properties style:font-name="Times New Roman" style:font-name-asian="Times New Roman" style:font-name-complex="Times New Roman"/>
    </style:style>
    <style:style style:name="T60" style:family="text">
      <style:text-properties style:font-name="Times New Roman" officeooo:rsid="00b0ed03" style:font-name-asian="Times New Roman" style:font-name-complex="Times New Roman"/>
    </style:style>
    <style:style style:name="T61" style:family="text">
      <style:text-properties fo:font-style="italic" officeooo:rsid="0094a7c8" style:font-style-asian="italic" style:font-style-complex="italic"/>
    </style:style>
    <style:style style:name="T62" style:family="text">
      <style:text-properties fo:font-style="normal" officeooo:rsid="0094a7c8" style:font-style-asian="normal" style:font-style-complex="normal"/>
    </style:style>
    <style:style style:name="T63" style:family="text">
      <style:text-properties fo:font-style="normal" officeooo:rsid="00926698" style:font-style-asian="normal" style:font-style-complex="normal"/>
    </style:style>
    <style:style style:name="T64" style:family="text">
      <style:text-properties fo:font-style="normal" officeooo:rsid="00b0ed03" style:font-style-asian="normal" style:font-style-complex="normal"/>
    </style:style>
    <style:style style:name="T65" style:family="text">
      <style:text-properties fo:font-family="'Times New Roman', serif"/>
    </style:style>
    <style:style style:name="T66" style:family="text">
      <style:text-properties officeooo:rsid="009313d3"/>
    </style:style>
    <style:style style:name="T67" style:family="text">
      <style:text-properties officeooo:rsid="0093251d"/>
    </style:style>
    <style:style style:name="T68" style:family="text">
      <style:text-properties fo:font-style="italic" officeooo:rsid="00b2d845" style:font-style-asian="italic" style:font-style-complex="italic"/>
    </style:style>
    <style:style style:name="T69" style:family="text">
      <style:text-properties officeooo:rsid="00b2d845"/>
    </style:style>
    <style:style style:name="T70" style:family="text">
      <style:text-properties officeooo:rsid="00926698"/>
    </style:style>
    <style:style style:name="T71" style:family="text">
      <style:text-properties fo:font-style="italic" officeooo:rsid="0093251d" style:font-style-asian="italic" style:font-style-complex="italic"/>
    </style:style>
    <style:style style:name="T72" style:family="text">
      <style:text-properties officeooo:rsid="00636185"/>
    </style:style>
    <style:style style:name="T73" style:family="text">
      <style:text-properties officeooo:rsid="0079d671"/>
    </style:style>
    <style:style style:name="T74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5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3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4" style:family="text">
      <style:text-properties fo:font-style="normal" officeooo:rsid="0065e26e" style:font-style-asian="normal" style:font-style-complex="normal"/>
    </style:style>
    <style:style style:name="T85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7" style:family="text">
      <style:text-properties officeooo:rsid="009ba174"/>
    </style:style>
    <style:style style:name="T88" style:family="text">
      <style:text-properties fo:font-style="italic" officeooo:rsid="009ba174" style:font-style-asian="italic" style:font-style-complex="italic"/>
    </style:style>
    <style:style style:name="T89" style:family="text">
      <style:text-properties officeooo:rsid="0065e26e"/>
    </style:style>
    <style:style style:name="T90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91" style:family="text">
      <style:text-properties officeooo:rsid="009a7248"/>
    </style:style>
    <style:style style:name="T92" style:family="text">
      <style:text-properties fo:language="zxx" fo:country="none"/>
    </style:style>
    <style:style style:name="T93" style:family="text">
      <style:text-properties fo:language="zxx" fo:country="none" officeooo:rsid="009797e6"/>
    </style:style>
    <style:style style:name="T94" style:family="text">
      <style:text-properties fo:language="zxx" fo:country="none" officeooo:rsid="00992899"/>
    </style:style>
    <style:style style:name="T95" style:family="text">
      <style:text-properties fo:language="zxx" fo:country="none" officeooo:rsid="009a7248"/>
    </style:style>
    <style:style style:name="T9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language="zxx" fo:country="none" officeooo:rsid="009a0b0e"/>
    </style:style>
    <style:style style:name="T98" style:family="text">
      <style:text-properties fo:language="zxx" fo:country="none" fo:font-style="italic" officeooo:rsid="00992899" style:font-style-asian="italic" style:font-style-complex="italic"/>
    </style:style>
    <style:style style:name="T99" style:family="text">
      <style:text-properties officeooo:rsid="006649a3"/>
    </style:style>
    <style:style style:name="T100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officeooo:rsid="007c701a"/>
    </style:style>
    <style:style style:name="T107" style:family="text">
      <style:text-properties officeooo:rsid="007df78d"/>
    </style:style>
    <style:style style:name="T108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2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officeooo:rsid="0016ee9c"/>
    </style:style>
    <style:style style:name="T118" style:family="text">
      <style:text-properties officeooo:rsid="00189a2e"/>
    </style:style>
    <style:style style:name="T119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officeooo:rsid="0019b791"/>
    </style:style>
    <style:style style:name="T121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6" style:family="text">
      <style:text-properties officeooo:rsid="001c4c7c"/>
    </style:style>
    <style:style style:name="T127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4" style:family="text">
      <style:text-properties officeooo:rsid="003f93cd"/>
    </style:style>
    <style:style style:name="T135" style:family="text">
      <style:text-properties officeooo:rsid="002a9dfc"/>
    </style:style>
    <style:style style:name="T136" style:family="text">
      <style:text-properties officeooo:rsid="003df6ca"/>
    </style:style>
    <style:style style:name="T137" style:family="text">
      <style:text-properties fo:font-style="italic" officeooo:rsid="002a9dfc" style:font-style-asian="italic" style:font-style-complex="italic"/>
    </style:style>
    <style:style style:name="T138" style:family="text">
      <style:text-properties fo:font-style="normal" officeooo:rsid="002a9dfc" style:font-style-asian="normal" style:font-style-complex="normal"/>
    </style:style>
    <style:style style:name="T139" style:family="text">
      <style:text-properties fo:font-style="normal" officeooo:rsid="008cdb22" style:font-style-asian="normal" style:font-style-complex="normal"/>
    </style:style>
    <style:style style:name="T140" style:family="text">
      <style:text-properties officeooo:rsid="006747c8"/>
    </style:style>
    <style:style style:name="T141" style:family="text">
      <style:text-properties fo:font-style="normal" officeooo:rsid="002d402c" style:font-style-asian="normal" style:font-style-complex="normal"/>
    </style:style>
    <style:style style:name="T142" style:family="text">
      <style:text-properties fo:font-style="italic" officeooo:rsid="002d402c" style:font-style-asian="italic" style:font-style-complex="italic"/>
    </style:style>
    <style:style style:name="T143" style:family="text">
      <style:text-properties fo:font-style="normal" officeooo:rsid="006747c8" style:font-style-asian="normal" style:font-style-complex="normal"/>
    </style:style>
    <style:style style:name="T144" style:family="text">
      <style:text-properties fo:font-style="normal" officeooo:rsid="00a4d6cf" style:font-style-asian="normal" style:font-style-complex="normal"/>
    </style:style>
    <style:style style:name="T145" style:family="text">
      <style:text-properties fo:font-style="normal" officeooo:rsid="002f712c" style:font-style-asian="normal" style:font-style-complex="normal"/>
    </style:style>
    <style:style style:name="T146" style:family="text">
      <style:text-properties fo:font-style="italic" officeooo:rsid="002f712c" style:font-style-asian="italic" style:font-style-complex="italic"/>
    </style:style>
    <style:style style:name="T147" style:family="text">
      <style:text-properties officeooo:rsid="0056c32f"/>
    </style:style>
    <style:style style:name="T148" style:family="text">
      <style:text-properties officeooo:rsid="004531f6"/>
    </style:style>
    <style:style style:name="T149" style:family="text">
      <style:text-properties officeooo:rsid="0047f54e"/>
    </style:style>
    <style:style style:name="T150" style:family="text">
      <style:text-properties officeooo:rsid="00a64c97"/>
    </style:style>
    <style:style style:name="T151" style:family="text">
      <style:text-properties fo:font-style="normal" officeooo:rsid="007df78d" style:font-style-asian="normal" style:font-style-complex="normal"/>
    </style:style>
    <style:style style:name="T152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font-style="normal" officeooo:rsid="004531f6" style:font-style-asian="normal" style:font-style-complex="normal"/>
    </style:style>
    <style:style style:name="T156" style:family="text">
      <style:text-properties fo:font-style="italic" officeooo:rsid="007df78d" style:font-style-asian="italic" style:font-style-complex="italic"/>
    </style:style>
    <style:style style:name="T157" style:family="text">
      <style:text-properties fo:font-style="italic" officeooo:rsid="004531f6" style:font-style-asian="italic" style:font-style-complex="italic"/>
    </style:style>
    <style:style style:name="T158" style:family="text">
      <style:text-properties fo:font-style="normal" officeooo:rsid="0047011e" style:font-style-asian="normal" style:font-style-complex="normal"/>
    </style:style>
    <style:style style:name="T159" style:family="text">
      <style:text-properties fo:font-style="normal" officeooo:rsid="0047f54e" style:font-style-asian="normal" style:font-style-complex="normal"/>
    </style:style>
    <style:style style:name="T160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5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officeooo:rsid="0048047b"/>
    </style:style>
    <style:style style:name="T167" style:family="text">
      <style:text-properties officeooo:rsid="0048ee94"/>
    </style:style>
    <style:style style:name="T168" style:family="text">
      <style:text-properties fo:font-style="normal" officeooo:rsid="004fc198" style:font-style-asian="normal" style:font-style-complex="normal"/>
    </style:style>
    <style:style style:name="T169" style:family="text">
      <style:text-properties fo:font-style="normal" officeooo:rsid="004efe47" style:font-style-asian="normal" style:font-style-complex="normal"/>
    </style:style>
    <style:style style:name="T170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3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font-style="normal" officeooo:rsid="00a64c97" style:font-style-asian="normal" style:font-style-complex="normal"/>
    </style:style>
    <style:style style:name="T175" style:family="text">
      <style:text-properties officeooo:rsid="0051a5b8"/>
    </style:style>
    <style:style style:name="T176" style:family="text">
      <style:text-properties fo:font-style="italic" officeooo:rsid="0051a5b8" style:font-style-asian="italic" style:font-style-complex="italic"/>
    </style:style>
    <style:style style:name="T177" style:family="text">
      <style:text-properties fo:font-style="normal" officeooo:rsid="0051a5b8" style:font-style-asian="normal" style:font-style-complex="normal"/>
    </style:style>
    <style:style style:name="T178" style:family="text">
      <style:text-properties fo:font-style="normal" officeooo:rsid="00a77125" style:font-style-asian="normal" style:font-style-complex="normal"/>
    </style:style>
    <style:style style:name="T179" style:family="text">
      <style:text-properties fo:font-style="normal" officeooo:rsid="00526255" style:font-style-asian="normal" style:font-style-complex="normal"/>
    </style:style>
    <style:style style:name="T180" style:family="text">
      <style:text-properties fo:font-style="normal" officeooo:rsid="0051fbd5" style:font-style-asian="normal" style:font-style-complex="normal"/>
    </style:style>
    <style:style style:name="T181" style:family="text">
      <style:text-properties fo:font-style="italic" officeooo:rsid="00a77125" style:font-style-asian="italic" style:font-style-complex="italic"/>
    </style:style>
    <style:style style:name="T182" style:family="text">
      <style:text-properties fo:font-style="normal" officeooo:rsid="006060fb" style:font-style-asian="normal" style:font-style-complex="normal"/>
    </style:style>
    <style:style style:name="T183" style:family="text">
      <style:text-properties fo:font-style="italic" officeooo:rsid="006060fb" style:font-style-asian="italic" style:font-style-complex="italic"/>
    </style:style>
    <style:style style:name="T184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9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6" style:family="text">
      <style:text-properties fo:font-style="normal" officeooo:rsid="00a7928a" style:font-style-asian="normal" style:font-style-complex="normal"/>
    </style:style>
    <style:style style:name="T197" style:family="text">
      <style:text-properties officeooo:rsid="00a7928a"/>
    </style:style>
    <style:style style:name="T198" style:family="text">
      <style:text-properties officeooo:rsid="008d76d6"/>
    </style:style>
    <style:style style:name="T199" style:family="text">
      <style:text-properties fo:font-style="italic" officeooo:rsid="008d76d6" style:font-style-asian="italic" style:font-style-complex="italic"/>
    </style:style>
    <style:style style:name="T200" style:family="text">
      <style:text-properties officeooo:rsid="005fdeab"/>
    </style:style>
    <style:style style:name="T201" style:family="text">
      <style:text-properties officeooo:rsid="005b67ef"/>
    </style:style>
    <style:style style:name="T202" style:family="text">
      <style:text-properties officeooo:rsid="009a0b0e"/>
    </style:style>
    <style:style style:name="T203" style:family="text">
      <style:text-properties style:font-name="Times New Roman1" fo:font-style="normal" fo:font-weight="normal" style:font-style-asian="normal" style:font-weight-asian="normal"/>
    </style:style>
    <style:style style:name="T204" style:family="text">
      <style:text-properties officeooo:rsid="00aadb0c"/>
    </style:style>
    <style:style style:name="T205" style:family="text">
      <style:text-properties officeooo:rsid="009f7b28"/>
    </style:style>
    <style:style style:name="T206" style:family="text">
      <style:text-properties fo:font-style="italic" officeooo:rsid="009f7b28" style:font-style-asian="italic" style:font-style-complex="italic"/>
    </style:style>
    <style:style style:name="T207" style:family="text">
      <style:text-properties officeooo:rsid="00a7aa05"/>
    </style:style>
    <style:style style:name="T208" style:family="text">
      <style:text-properties fo:font-style="italic" officeooo:rsid="003df6ca" style:font-style-asian="italic" style:font-style-complex="italic"/>
    </style:style>
    <style:style style:name="T209" style:family="text">
      <style:text-properties fo:font-style="normal" officeooo:rsid="003df6ca" style:font-style-asian="normal" style:font-style-complex="normal"/>
    </style:style>
    <style:style style:name="T210" style:family="text">
      <style:text-properties fo:font-style="normal" officeooo:rsid="003f93cd" style:font-style-asian="normal" style:font-style-complex="normal"/>
    </style:style>
    <style:style style:name="T211" style:family="text">
      <style:text-properties fo:font-style="italic" officeooo:rsid="003f93cd" style:font-style-asian="italic" style:font-style-complex="italic"/>
    </style:style>
    <style:style style:name="T212" style:family="text">
      <style:text-properties fo:font-style="normal" officeooo:rsid="00a7aa05" style:font-style-asian="normal" style:font-style-complex="normal"/>
    </style:style>
    <style:style style:name="T213" style:family="text">
      <style:text-properties fo:font-style="normal" officeooo:rsid="003fe7df" style:font-style-asian="normal" style:font-style-complex="normal"/>
    </style:style>
    <style:style style:name="T214" style:family="text">
      <style:text-properties fo:font-style="italic" officeooo:rsid="003fe7df" style:font-style-asian="italic" style:font-style-complex="italic"/>
    </style:style>
    <style:style style:name="T215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6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7" style:family="text">
      <style:text-properties fo:font-style="normal" officeooo:rsid="004198b1" style:font-style-asian="normal" style:font-style-complex="normal"/>
    </style:style>
    <style:style style:name="T218" style:family="text">
      <style:text-properties fo:font-style="italic" officeooo:rsid="004198b1" style:font-style-asian="italic" style:font-style-complex="italic"/>
    </style:style>
    <style:style style:name="T219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0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1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2" style:family="text">
      <style:text-properties fo:font-style="normal" officeooo:rsid="0042bffb" style:font-style-asian="normal" style:font-style-complex="normal"/>
    </style:style>
    <style:style style:name="T223" style:family="text">
      <style:text-properties fo:font-style="italic" officeooo:rsid="0042bffb" style:font-style-asian="italic" style:font-style-complex="italic"/>
    </style:style>
    <style:style style:name="T224" style:family="text">
      <style:text-properties officeooo:rsid="00ad41b8"/>
    </style:style>
    <style:style style:name="T225" style:family="text">
      <style:text-properties fo:font-style="italic" officeooo:rsid="00ad41b8" style:font-style-asian="italic" style:font-style-complex="italic"/>
    </style:style>
    <style:style style:name="T226" style:family="text">
      <style:text-properties officeooo:rsid="00ba849f"/>
    </style:style>
    <style:style style:name="T227" style:family="text">
      <style:text-properties fo:font-style="italic" officeooo:rsid="00ba849f" style:font-style-asian="italic" style:font-style-complex="italic"/>
    </style:style>
    <style:style style:name="T228" style:family="text">
      <style:text-properties fo:font-style="normal" officeooo:rsid="00674e6a" style:font-style-asian="normal" style:font-style-complex="normal"/>
    </style:style>
    <style:style style:name="T229" style:family="text">
      <style:text-properties fo:font-style="italic" officeooo:rsid="00674e6a" style:font-style-asian="italic" style:font-style-complex="italic"/>
    </style:style>
    <style:style style:name="T230" style:family="text">
      <style:text-properties fo:font-style="normal" officeooo:rsid="009a0b0e" style:font-style-asian="normal" style:font-style-complex="normal"/>
    </style:style>
    <style:style style:name="T231" style:family="text">
      <style:text-properties fo:color="#212529" loext:opacity="100%" fo:font-family="'Open Sans', sans-serif" fo:font-size="12pt" fo:letter-spacing="normal" fo:font-style="italic" fo:font-weight="normal"/>
    </style:style>
    <style:style style:name="T232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33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7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18">textový </text:span>soubor, <text:span text:style-name="T19">který </text:span><text:span text:style-name="T14">přepracovává</text:span><text:span text:style-name="T19">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</text:span><text:span text:style-name="T23">jim </text:span><text:span text:style-name="T22">odpovídající – </text:span><text:span text:style-name="T21">IF, DEF, LOOP, EQUALS, LPAREN, RPAREN, … </text:span><text:span text:style-name="T24">Názvům p</text:span><text:span text:style-name="T22">roměnn</text:span><text:span text:style-name="T24">ých se také přiřadí konkrétní token –</text:span><text:span text:style-name="T22"> </text:span><text:span text:style-name="T25">IDENT</text:span><text:span text:style-name="T24">. V něm však není zřejmý název proměnné, a tak lexer tvoří dvojice token-hodnota. Dvojice se tvoří i pro klíčová slova, přestože to vlastně není potřeba. Pro výraz </text:span><text:span text:style-name="T26">int x = 3+2</text:span><text:span text:style-name="T24"> bude výstup následující: (</text:span><text:span text:style-name="T27">INT</text:span><text:span text:style-name="T25"> : „int“), (IDENT : „x“), (</text:span><text:span text:style-name="T28">ASSIGN</text:span><text:span text:style-name="T25"> : „=“), (NUMBER : „3“), (PLUS : „+“), (NUMBER : „2“). </text:span><text:span text:style-name="T24">Kromě vytváření těchto dvojic muže lex</text:span><text:span text:style-name="T29">ikální analyzátor</text:span><text:span text:style-name="T24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, <text:span text:style-name="T30">což je vlastně</text:span><text:span text:style-name="T31"> zjednodušený počítač, který má různé stavy. Mezi těmito stavy se přesouvá na základě toho, jaké symboly přečte na vstupu</text:span>. Pamatuje si pouze aktuální stav a nic jiného. <text:span text:style-name="T32">Konečný automat začne v počátečním stavu a přečte první token, podle svých pravidel se přesune do jiného stavu </text:span><text:span text:style-name="T33">na základě přečteného tokenu</text:span><text:span text:style-name="T32">, </text:span><text:span text:style-name="T33">vykoná přiřazenou akci a vrátí se do stavu </text:span><text:span text:style-name="T34">počátečního</text:span><text:span text:style-name="T33">. Toto se opakuje, dokud automatu nedojdou tokeny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5">způsob</text:span><text:span text:style-name="T36">, jak skládat tokeny do platných struktur. Určuje správnou posloupnost tokenů, aby byl text platný v kontextu daného jazyka. Příklad jednoduché </text:span><text:span text:style-name="T37">LR </text:span><text:span text:style-name="T36">gramatiky zpracovávající aritmetické výrazy:</text:span></text:p>
      <text:p text:style-name="P37">E → E + T | T</text:p>
      <text:p text:style-name="P37">T → T * F | F</text:p>
      <text:p text:style-name="P37">F → (E) | <text:span text:style-name="T38">číslo</text:span></text:p>
      <text:h text:style-name="P38" text:outline-level="2"><text:bookmark-start text:name="__RefHeading___Toc1343_3901771047"/>Syntaktický analyzátor<text:bookmark-end text:name="__RefHeading___Toc1343_3901771047"/></text:h>
      <text:p text:style-name="P39">Parser, tedy syntaktický analyzátor, je dalším krokem v překladu jazyka. Za vstup bere tokeny <text:span text:style-name="T39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40">Toto je možné </text:span><text:soft-page-break/><text:span text:style-name="T40">za využití pravidel bezkontextové gramatiky, takové která si </text:span><text:span text:style-name="T31">nepamatuje už zanalyzované části</text:span><text:span text:style-name="T40">. Ta nemusí pojímat všechn</text:span><text:span text:style-name="T41">a</text:span><text:span text:style-name="T40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2"> díky přidaným pravidlům </text:span><text:span text:style-name="T40">v gramatice a s její pomocí se tak</text:span><text:span text:style-name="T42"> může kontrolovat sémantická správnost textu. Společně s</text:span><text:span text:style-name="T40">e</text:span><text:span text:style-name="T42"> sémantickou kontrolou zároveň probíhá generování nového kódu, respektive druhého jazyka. </text:span><text:span text:style-name="T40">Pokud by se jednalo o interpret, byl by syntaktický strom rovnou vyhodnocován.</text:span></text:p>
      <text:h text:style-name="P40" text:outline-level="2"><text:bookmark-start text:name="__RefHeading___Toc1347_3901771047"/>Typy syntaktických analyzátorů<text:bookmark-end text:name="__RefHeading___Toc1347_3901771047"/></text:h>
      <text:p text:style-name="P41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1">směrem dopředu</text:span> LR(<text:span text:style-name="T43">k</text:span>). Pro takzvaný lookahead<text:span text:style-name="T44"> k </text:span><text:span text:style-name="T45">se</text:span><text:span text:style-name="T44"> </text:span>zpravidla používá <text:span text:style-name="T44">k = 1</text:span>. Gramatika s nulovým lookaheadem by nebyla schopna jakékoliv rekurze a musela by se na základně jednoho symbolu rozhodnout. <text:span text:style-name="T31">S</text:span><text:span text:style-name="T43"> k = 1</text:span><text:span text:style-name="T46"> by bylo</text:span><text:span text:style-name="T45"> </text:span>nemožné posoudit složitější struktury. Pro nejpoužívanější typ gramatiky LR jsou postupy, jak ty s <text:span text:style-name="T44">k &gt; 1</text:span><text:span text:style-name="T45"> převést na LR(</text:span><text:span text:style-name="T44">1</text:span><text:span text:style-name="T45">), jelikož se </text:span><text:span text:style-name="T47">poté </text:span><text:span text:style-name="T45">mnohem efektivněji syntakticky analyzují. </text:span><text:span text:style-name="T48">Před touto definicí občas ještě stojí další specifikace parseru – LALR, SLR </text:span><text:span text:style-name="T49">(zjednodušené formy kanonického LR analyzátoru)</text:span><text:span text:style-name="T48">, GLR </text:span><text:span text:style-name="T49">(analyzátor nedeterministických gramatik)</text:span><text:span text:style-name="T48">. </text:span><text:span text:style-name="T50">Z každé gramatiky se dá poznat, jaký analyzátor se na ní dá použí</text:span><text:span text:style-name="T51">t</text:span><text:span text:style-name="T50"> – na </text:span><text:span text:style-name="T47">některé</text:span><text:span text:style-name="T50"> pouze LL, na jiné </text:span><text:span text:style-name="T47">jen</text:span><text:span text:style-name="T50"> LR a na nějaké oboje.</text:span></text:p>
      <text:p text:style-name="P42"/>
      <text:h text:style-name="P43" text:outline-level="3"><text:bookmark-start text:name="__RefHeading___Toc1351_3901771047"/>Zespoda nahoru<text:bookmark-end text:name="__RefHeading___Toc1351_3901771047"/></text:h>
      <text:p text:style-name="P44">Častější<text:span text:style-name="T52">m</text:span> <text:span text:style-name="T53">i praktičtějším </text:span>způsobem je analýza začínající od terminálů. Těmito definitivn<text:span text:style-name="T54">í</text:span>mi kameny začne a skládá z nich postupně více a více abstrahovan<text:span text:style-name="T52">á</text:span> pravidla, jež dohromady tvoří různé podstromy, až dojde k cílovému neterminálu, který podstromy spojí a vznikne tak finální syntaktický strom.</text:p>
      <text:h text:style-name="P45" text:outline-level="4"><text:bookmark-start text:name="__RefHeading___Toc1955_2576336936"/>LR<text:bookmark-end text:name="__RefHeading___Toc1955_2576336936"/></text:h>
      <text:p text:style-name="P46">LR parser používá opačného principu a analyzuje odspoda nahoru s využitím pravé derivace. <text:span text:style-name="T55">Tedy analogicky se jedná o expanzi symbolů zprava. </text:span><text:span text:style-name="T56">Analýza výrazu </text:span>1+1<text:span text:style-name="T33">*3</text:span><text:span text:style-name="T55"> by tedy s</text:span><text:span text:style-name="T57">e zmíněnou </text:span><text:span text:style-name="T55">LR gramatikou vypadal</text:span><text:span text:style-name="T56">a</text:span><text:span text:style-name="T55"> takto:</text:span>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1+1<text:span text:style-name="T33">*3</text:span></text:p>
          </table:table-cell>
          <table:table-cell table:style-name="Table4.A1" office:value-type="string">
            <text:p text:style-name="P49">(vstup)</text:p>
          </table:table-cell>
        </table:table-row>
        <table:table-row table:style-name="Table4.1">
          <table:table-cell table:style-name="Table4.A1" office:value-type="string">
            <text:p text:style-name="P50"><text:span text:style-name="T58">1</text:span><text:span text:style-name="T59">+</text:span><text:span text:style-name="T60">1*</text:span><text:span text:style-name="T59">F</text:span></text:p>
          </table:table-cell>
          <table:table-cell table:style-name="Table4.A1" office:value-type="string">
            <text:p text:style-name="P50">(<text:span text:style-name="T33">reducke </text:span><text:span text:style-name="T38">číslo</text:span><text:span text:style-name="T61"> → </text:span><text:span text:style-name="T62">F</text:span>)</text:p>
          </table:table-cell>
        </table:table-row>
        <table:table-row table:style-name="Table4.1">
          <table:table-cell table:style-name="Table4.A1" office:value-type="string">
            <text:p text:style-name="P51"><text:span text:style-name="T58">1</text:span><text:span text:style-name="T59">+</text:span><text:span text:style-name="T60">T*</text:span><text:span text:style-name="T59">F</text:span></text:p>
          </table:table-cell>
          <table:table-cell table:style-name="Table4.A1" office:value-type="string">
            <text:p text:style-name="P50">(redukce <text:span text:style-name="T38">číslo → </text:span>F → T)</text:p>
          </table:table-cell>
        </table:table-row>
        <table:table-row table:style-name="Table4.1">
          <table:table-cell table:style-name="Table4.A1" office:value-type="string">
            <text:p text:style-name="P51"><text:span text:style-name="T58">1</text:span><text:span text:style-name="T59">+</text:span><text:span text:style-name="T60">T</text:span></text:p>
          </table:table-cell>
          <table:table-cell table:style-name="Table4.A1" office:value-type="string">
            <text:p text:style-name="P50">(redukce T<text:span text:style-name="T33">*F</text:span> → <text:span text:style-name="T33">T</text:span>)</text:p>
          </table:table-cell>
        </table:table-row>
        <table:table-row table:style-name="Table4.1">
          <table:table-cell table:style-name="Table4.A1" office:value-type="string">
            <text:p text:style-name="P52">E+T</text:p>
          </table:table-cell>
          <table:table-cell table:style-name="Table4.A1" office:value-type="string">
            <text:p text:style-name="P53">(redukce <text:span text:style-name="T38">číslo → </text:span><text:span text:style-name="T63">F → T → </text:span><text:span text:style-name="T64">E</text:span>)</text:p>
          </table:table-cell>
        </table:table-row>
        <table:table-row table:style-name="Table4.1">
          <table:table-cell table:style-name="Table4.A1" office:value-type="string">
            <text:p text:style-name="P52">E</text:p>
          </table:table-cell>
          <table:table-cell table:style-name="Table4.A1" office:value-type="string">
            <text:p text:style-name="P53">(redukce <text:span text:style-name="T65">E+T</text:span> → E)</text:p>
          </table:table-cell>
        </table:table-row>
      </table:table>
      <text:p text:style-name="P54"/>
      <text:h text:style-name="Heading_20_3" text:outline-level="3"><text:bookmark-start text:name="__RefHeading___Toc1349_3901771047"/>Shora dolů<text:bookmark-end text:name="__RefHeading___Toc1349_3901771047"/></text:h>
      <text:p text:style-name="P5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6">LL parsování odpovídá systému shora dolů, přičemž se využívá levé derivace. To znamená že analyzátor promě<text:span text:style-name="T52">ň</text:span>uje symboly v pořadí zleva. <text:span text:style-name="T66">Vzhledem k tomu, že výše zmíněná gramatika je pouze LR (má levou rekurzi), potřebujeme ji převést na LL:</text:span></text:p>
      <text:p text:style-name="P57">E → T E'</text:p>
      <text:p text:style-name="P37">E' → + T E' | ε <text:span text:style-name="T67">(prázdný symbol)</text:span></text:p>
      <text:p text:style-name="P37">T → F T'</text:p>
      <text:p text:style-name="P37">T' → * F T' | ε</text:p>
      <text:p text:style-name="P37">F → ( E ) | <text:span text:style-name="T68">číslo</text:span></text:p>
      <text:p text:style-name="P58"><text:span text:style-name="T69">Vezmeme-li v potaz následující výraz: </text:span>1+1<text:span text:style-name="T33">*3</text:span>, provede <text:span text:style-name="T69">LL parser </text:span>následující kroky:</text:p>
      <text:p text:style-name="P5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E</text:p>
          </table:table-cell>
          <table:table-cell table:style-name="Table2.A1" office:value-type="string">
            <text:p text:style-name="P61">(vstup)</text:p>
          </table:table-cell>
        </table:table-row>
        <table:table-row>
          <table:table-cell table:style-name="Table2.A1" office:value-type="string">
            <text:p text:style-name="P62"><text:span text:style-name="T67">T</text:span><text:span text:style-name="T70">E’</text:span></text:p>
          </table:table-cell>
          <table:table-cell table:style-name="Table2.A1" office:value-type="string">
            <text:p text:style-name="P61">(expanze E → <text:span text:style-name="T67">TE’</text:span>)</text:p>
          </table:table-cell>
        </table:table-row>
        <table:table-row>
          <table:table-cell table:style-name="Table2.A1" office:value-type="string">
            <text:p text:style-name="P63">F<text:span text:style-name="T57">T</text:span>’E’</text:p>
          </table:table-cell>
          <table:table-cell table:style-name="Table2.A1" office:value-type="string">
            <text:p text:style-name="P64">(expanze <text:span text:style-name="T57">T → F</text:span><text:span text:style-name="T67">T’</text:span>)</text:p>
          </table:table-cell>
        </table:table-row>
        <table:table-row>
          <table:table-cell table:style-name="Table2.A1" office:value-type="string">
            <text:p text:style-name="P65"><text:span text:style-name="T57">1</text:span>T’E’</text:p>
          </table:table-cell>
          <table:table-cell table:style-name="Table2.A1" office:value-type="string">
            <text:p text:style-name="P66">(expanze <text:span text:style-name="T57">F</text:span> → <text:span text:style-name="T68">číslo</text:span>)</text:p>
          </table:table-cell>
        </table:table-row>
        <table:table-row>
          <table:table-cell table:style-name="Table2.A1" office:value-type="string">
            <text:p text:style-name="P67">1E’</text:p>
          </table:table-cell>
          <table:table-cell table:style-name="Table2.A1" office:value-type="string">
            <text:p text:style-name="P68">(expanze <text:span text:style-name="T57">T’</text:span> → <text:span text:style-name="T44">ε</text:span>)</text:p>
          </table:table-cell>
        </table:table-row>
        <table:table-row>
          <table:table-cell table:style-name="Table2.A1" office:value-type="string">
            <text:p text:style-name="P63">1+TE’</text:p>
          </table:table-cell>
          <table:table-cell table:style-name="Table2.A1" office:value-type="string">
            <text:p text:style-name="P63">(expanze E’ → +TE’)</text:p>
          </table:table-cell>
        </table:table-row>
        <table:table-row>
          <table:table-cell table:style-name="Table2.A1" office:value-type="string">
            <text:p text:style-name="P69">1+FT’E’</text:p>
          </table:table-cell>
          <table:table-cell table:style-name="Table2.A1" office:value-type="string">
            <text:p text:style-name="P70">(expanze T → FT’)</text:p>
          </table:table-cell>
        </table:table-row>
        <table:table-row>
          <table:table-cell table:style-name="Table2.A1" office:value-type="string">
            <text:p text:style-name="P69">1+1T’E’</text:p>
          </table:table-cell>
          <table:table-cell table:style-name="Table2.A1" office:value-type="string">
            <text:p text:style-name="P66">(expanze <text:span text:style-name="T57">F</text:span> → <text:span text:style-name="T68">číslo</text:span>)</text:p>
          </table:table-cell>
        </table:table-row>
        <table:table-row>
          <table:table-cell table:style-name="Table2.A1" office:value-type="string">
            <text:p text:style-name="P69">1+1*FT’E’</text:p>
          </table:table-cell>
          <table:table-cell table:style-name="Table2.A1" office:value-type="string">
            <text:p text:style-name="P69">(expanze T’ → *FT’)</text:p>
          </table:table-cell>
        </table:table-row>
        <table:table-row>
          <table:table-cell table:style-name="Table2.A1" office:value-type="string">
            <text:p text:style-name="P69">1+1*3T’E’</text:p>
          </table:table-cell>
          <table:table-cell table:style-name="Table2.A1" office:value-type="string">
            <text:p text:style-name="P71">(expanze <text:span text:style-name="T57">F</text:span> → <text:span text:style-name="T68">číslo</text:span>)</text:p>
          </table:table-cell>
        </table:table-row>
        <table:table-row>
          <table:table-cell table:style-name="Table2.A1" office:value-type="string">
            <text:p text:style-name="P69">1+1*3E’</text:p>
          </table:table-cell>
          <table:table-cell table:style-name="Table2.A1" office:value-type="string">
            <text:p text:style-name="P69">(expanze T’ → <text:span text:style-name="T71">ε</text:span>)</text:p>
          </table:table-cell>
        </table:table-row>
        <table:table-row>
          <table:table-cell table:style-name="Table2.A1" office:value-type="string">
            <text:p text:style-name="P69">1+1*3</text:p>
          </table:table-cell>
          <table:table-cell table:style-name="Table2.A1" office:value-type="string">
            <text:p text:style-name="P69">(expanze E’ → <text:span text:style-name="T71">ε</text:span>)</text:p>
          </table:table-cell>
        </table:table-row>
      </table:table>
      <text:p text:style-name="P72"/>
      <text:h text:style-name="P73" text:outline-level="1"><text:bookmark-start text:name="__RefHeading___Toc1111_282055569"/>Jazyk Rogalo<text:bookmark-end text:name="__RefHeading___Toc1111_282055569"/></text:h>
      <text:p text:style-name="P74">Jazyk Rogalo je jednoduchým procedurálním jazykem s funkcemi. <text:span text:style-name="T72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75" text:outline-level="3"><text:bookmark-start text:name="__RefHeading___Toc1473_570254288"/>Komentáře<text:bookmark-end text:name="__RefHeading___Toc1473_570254288"/></text:h>
      <text:p text:style-name="P76"><text:span text:style-name="T17">Komentáře pro lepší orientaci v kódu a popis se oz</text:span><text:span text:style-name="T73">na</text:span><text:span text:style-name="T17">čují dvojitým </text:span><text:span text:style-name="T74">##</text:span><text:span text:style-name="T17">, případně </text:span><text:span text:style-name="T75">##</text:span><text:span text:style-name="T76">[</text:span><text:span text:style-name="T77">[</text:span><text:span text:style-name="T78">[</text:span><text:span text:style-name="T79">komentář</text:span><text:span text:style-name="T80">]</text:span><text:span text:style-name="T81">]</text:span><text:span text:style-name="T75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77">Proměnné se zakládají takto: <text:span text:style-name="T82">[typ] [název proměnné] </text:span><text:span text:style-name="T83">=</text:span><text:span text:style-name="T82"> [výraz]</text:span><text:span text:style-name="T44">. </text:span><text:span text:style-name="T84">Pod pojmem výraz se rozumí číselné operace, jiné proměnné a také volání funkcí. Případně ještě prvek seznamu. Pole se pouze inicializují, nebo se celé kopírují z jiného pole: </text:span><text:span text:style-name="T85">arr </text:span><text:span text:style-name="T82">[typ prvků] [název pole] [specifikace pole]</text:span><text:span text:style-name="T84"> nebo </text:span><text:span text:style-name="T85">arr </text:span><text:span text:style-name="T82">[typ prvků] [název pole] [specifikace pole] </text:span><text:span text:style-name="T83">=</text:span><text:span text:style-name="T82"> [jiné pole]</text:span><text:span text:style-name="T84">. Specifikace pole znamená kolik prvků bude pole mít, případně jestli to bude pole polí – </text:span><text:span text:style-name="T86">arr int pole[2][3][4]</text:span><text:span text:style-name="T84"> vytvoří pole o dvou polích, každé se třemi poli o čtyřech prvcích.</text:span></text:p>
      <text:h text:style-name="Heading_20_3" text:outline-level="3">Typy</text:h>
      <text:p text:style-name="P78">Podporované typy proměnných jsou:</text:p>
      <text:list text:style-name="L2">
        <text:list-item>
          <text:p text:style-name="P79">int</text:p>
        </text:list-item>
        <text:list-item>
          <text:p text:style-name="P79">byte</text:p>
        </text:list-item>
        <text:list-item>
          <text:p text:style-name="P80"><text:span text:style-name="T44">arr</text:span> (speciální případ)</text:p>
        </text:list-item>
        <text:list-item>
          <text:p text:style-name="P81">str</text:p>
        </text:list-item>
      </text:list>
      <text:p text:style-name="P82"><text:span text:style-name="T87">Funkce nemůže vracet typ </text:span><text:span text:style-name="T88">str</text:span>, ale <text:span text:style-name="T87">zato</text:span> je možné uvést typ <text:span text:style-name="T44">void</text:span><text:span text:style-name="T45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83">Možné operátory jsou:</text:p>
      <text:list text:style-name="L3">
        <text:list-item>
          <text:p text:style-name="P84"><text:span text:style-name="T89">číselné – plus </text:span><text:span text:style-name="T90">+</text:span><text:span text:style-name="T89">, </text:span><text:span text:style-name="T91">binární </text:span><text:span text:style-name="T89">minus </text:span><text:span text:style-name="T90">-</text:span><text:span text:style-name="T89">, krát </text:span><text:span text:style-name="T90">*</text:span><text:span text:style-name="T89">, děleno </text:span><text:span text:style-name="T90">/</text:span></text:p>
          <text:p text:style-name="P85"><text:soft-page-break/><text:span text:style-name="T92">Číselné operátory je </text:span><text:span text:style-name="T93">možné použít ve výrazech – na </text:span><text:span text:style-name="T94">číslech a </text:span><text:span text:style-name="T93">proměnných </text:span><text:span text:style-name="T94">kromě polí a stringů. </text:span><text:span text:style-name="T95">Unární mínus pro proměnné není implementované</text:span></text:p>
        </text:list-item>
        <text:list-item>
          <text:p text:style-name="P84"><text:span text:style-name="T89">komparativní – menší než </text:span><text:span text:style-name="T90">&lt;</text:span><text:span text:style-name="T89">, větší než </text:span><text:span text:style-name="T90">&gt;</text:span><text:span text:style-name="T89">, menší nebo rovno </text:span><text:span text:style-name="T90">&lt;=</text:span><text:span text:style-name="T89">, větší nebo rovno </text:span><text:span text:style-name="T90">&gt;=</text:span><text:span text:style-name="T89">, rovná se </text:span><text:span text:style-name="T96">==</text:span><text:span text:style-name="T89">, nerovná se </text:span><text:span text:style-name="T90">!=</text:span></text:p>
          <text:p text:style-name="P85"><text:span text:style-name="T92">Kom</text:span><text:span text:style-name="T94">parati</text:span><text:span text:style-name="T97">v</text:span><text:span text:style-name="T94">ní operátory je možné použít pouze v podmínce </text:span><text:span text:style-name="T98">if</text:span><text:span text:style-name="T94"> na číslech a proměnných kromě polí a stringů (bohužel nerekurzivně – na jednu podmínku může být použit vždy maximálně jeden operátor).</text:span></text:p>
        </text:list-item>
      </text:list>
      <text:h text:style-name="P86" text:outline-level="3"><text:bookmark-start text:name="__RefHeading___Toc1479_570254288"/>Řídící struktury<text:bookmark-end text:name="__RefHeading___Toc1479_570254288"/></text:h>
      <text:p text:style-name="P87">Řídící struktury jazyk nabízí dvě:</text:p>
      <text:list text:style-name="L4">
        <text:list-item>
          <text:p text:style-name="P88"><text:span text:style-name="T99">If struktury vypadají následovně: </text:span><text:span text:style-name="T100">if</text:span><text:span text:style-name="T101"> (</text:span><text:span text:style-name="T102">[</text:span><text:span text:style-name="T103">podmínka</text:span><text:span text:style-name="T102">]</text:span><text:span text:style-name="T104">)</text:span><text:span text:style-name="T105">{</text:span><text:span text:style-name="T102">[</text:span><text:span text:style-name="T103">kód</text:span><text:span text:style-name="T102">]</text:span><text:span text:style-name="T105">}</text:span><text:span text:style-name="T99">. </text:span><text:span text:style-name="T106">Podmínka zname</text:span><text:span text:style-name="T107">ná porovnání jednoho výrazu s druhým.</text:span></text:p>
        </text:list-item>
        <text:list-item>
          <text:p text:style-name="P89">Loop: <text:span text:style-name="T108">loop (</text:span><text:span text:style-name="T109">[</text:span><text:span text:style-name="T110">proměnná přes kterou se iteruje</text:span><text:span text:style-name="T109">]</text:span><text:span text:style-name="T111">;</text:span><text:span text:style-name="T110"> </text:span><text:span text:style-name="T109">[</text:span><text:span text:style-name="T110">začáteční hodnota iterování</text:span><text:span text:style-name="T109">]</text:span><text:span text:style-name="T112">→</text:span><text:span text:style-name="T109">[</text:span><text:span text:style-name="T110">konečná hodnota do které se bude iterovat (včetně)</text:span><text:span text:style-name="T109">]</text:span><text:span text:style-name="T111">;</text:span><text:span text:style-name="T110"> </text:span><text:span text:style-name="T109">[</text:span><text:span text:style-name="T110">vynechatelný krok o který se proměnná bude zvyšovat, výchozí hodnota je 1</text:span><text:span text:style-name="T109">]</text:span><text:span text:style-name="T111">)</text:span><text:span text:style-name="T112">{</text:span><text:span text:style-name="T109">[</text:span><text:span text:style-name="T110">kód</text:span><text:span text:style-name="T109">]</text:span><text:span text:style-name="T112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7">Funkce jsou definovány takto: <text:span text:style-name="T113">func </text:span><text:span text:style-name="T114">[datový typ návratové hodnoty] [jméno funkce]</text:span><text:span text:style-name="T115">(</text:span><text:span text:style-name="T114">[argumenty]</text:span><text:span text:style-name="T115">)</text:span><text:span text:style-name="T116">{</text:span><text:span text:style-name="T114">[kód]</text:span><text:span text:style-name="T116">}</text:span>. <text:span text:style-name="T107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90"><text:span text:style-name="T117">FLEX</text:span><text:span text:style-name="T117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17"> je open-source nástroj, který generuje lexikální analyzátor. Umožňuje zefektivnit a výrazně zkrátit vytváření analyzátoru. </text:span><text:span text:style-name="T118">Struktura FLEX programu je následující: začíná definicemi, následuje uživatelský kód v c, nebo c++ (v mém případě c) uzavřený v závorkách s procenty </text:span><text:span text:style-name="T119">% { } %</text:span><text:span text:style-name="T118">. Pak </text:span><text:span text:style-name="T120">jsou v souboru deklarace stavů jiných než INITIAL, dále dvojitá procenta </text:span><text:span text:style-name="T121">%%</text:span><text:span text:style-name="T92">,</text:span><text:span text:style-name="T120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22">flex </text:span><text:span text:style-name="T123">[možnosti] [název souboru]</text:span><text:span text:style-name="T124">.</text:span><text:span text:style-name="T125">l</text:span></text:p>
      <text:h text:style-name="Heading_20_2" text:outline-level="2"><text:bookmark-start text:name="__RefHeading___Toc737_1611209431"/>BISON<text:bookmark-end text:name="__RefHeading___Toc737_1611209431"/></text:h>
      <text:p text:style-name="P91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26">statických deklarací</text:span> v závorkách s procenty <text:span text:style-name="T127">{% %}</text:span>, následují definice datových typů tokenů, pak definice tokenů samotných, neterminálů, předností jednotlivých symbolů i startovacího symbolu. <text:span text:style-name="T126">Dále se v souboru vyskytují gramatická pravidla uzavřená v dvojitých procentech </text:span><text:span text:style-name="T128">%% </text:span><text:span text:style-name="T129">[kód]</text:span><text:span text:style-name="T128"> %%</text:span><text:span text:style-name="T126">. Na konci souboru jsou definice na začátku deklarovaných funkcí společně s hlavní main funkcí, která celý analyzátor spouští. BISON se volá také z příkazové řádky: </text:span><text:span text:style-name="T130">bison </text:span><text:span text:style-name="T131">[možnosti] </text:span><text:span text:style-name="T132">[název souboru]</text:span><text:span text:style-name="T133">.y</text:span></text:p>
      <text:h text:style-name="P92" text:outline-level="2"><text:bookmark-start text:name="__RefHeading___Toc739_1611209431"/>LLVM<text:bookmark-end text:name="__RefHeading___Toc739_1611209431"/></text:h>
      <text:p text:style-name="P93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4">se</text:span> <text:span text:style-name="T54">zaměřuje</text:span> na meziplatformovou reprezentaci kódu – LLVM IR. Tento „srozumitelnější assembly kód“ <text:span text:style-name="T134">postupně </text:span><text:span text:style-name="T52">vy</text:span>lepšuje v několika po sobě jdoucích průchodech.<text:span text:style-name="T135"> </text:span><text:span text:style-name="T136">Clang jakožto součást LLVM projektu </text:span><text:span text:style-name="T134">obsahuje tento optimalizátor, ale i kompilátor ze samotného LLVM IR do strojového kódu. Clang</text:span><text:span text:style-name="T137"> </text:span><text:span text:style-name="T138">za mě tedy spustí LLVM optimalizátor </text:span><text:span text:style-name="T139">na LLVM IR vygenerované mým kompilátorem</text:span><text:span text:style-name="T138"> a zároveň z optimalizované verze IR vytvoří spustitelný soubor.</text:span></text:p>
      <text:h text:style-name="P94" text:outline-level="1"><text:bookmark-start text:name="__RefHeading___Toc1483_570254288"/>Gramatika <text:span text:style-name="T41">jazyka Rogalo</text:span><text:bookmark-end text:name="__RefHeading___Toc1483_570254288"/></text:h>
      <text:p text:style-name="P95">Bud<text:span text:style-name="T140">u</text:span> j<text:span text:style-name="T140">i</text:span> vysvětlovat způsobem shora dolů, i když jsem si vědom, že BISON využívá LR princip, a tedy analýzu zespoda nahoru. Celý soubor je uzavřen v neterminálu <text:span text:style-name="T44">st</text:span><text:span text:style-name="T45">, jenž se skládá z neterminálů začátku souboru a programu. </text:span><text:span text:style-name="T141">Program se rekurzivně skládá z neterminálů </text:span><text:span text:style-name="T142">statement</text:span><text:span text:style-name="T141">. Tedy může jich tam být </text:span><text:span text:style-name="T143">1 </text:span><text:span text:style-name="T144">až</text:span><text:span text:style-name="T141"> </text:span><text:span text:style-name="T142">n </text:span><text:span text:style-name="T141">za sebou. </text:span><text:span text:style-name="T142">Statement</text:span><text:span text:style-name="T141"> </text:span><text:span text:style-name="T144">je expandován</text:span><text:span text:style-name="T141"> buďto </text:span><text:span text:style-name="T144">jako </text:span><text:span text:style-name="T141">deklarace, řídící struktura, změna proměnné, nebo komentář. </text:span><text:span text:style-name="T145">Pod deklarace spadá vytvoření no</text:span><text:span text:style-name="T144">v</text:span><text:span text:style-name="T145">é proměnné, funkce, textového řetězce i pole. Mezi řídící struktury patří </text:span><text:span text:style-name="T146">loop</text:span><text:span text:style-name="T145"> a </text:span><text:span text:style-name="T146">if. </text:span><text:span text:style-name="T145">Dále ukážu, jak jsem konkrétní struktury přeložil z jazyka Rogalo do LLVM IR.</text:span></text:p>
      <text:h text:style-name="Heading_20_1" text:outline-level="1"><text:bookmark-start text:name="__RefHeading___Toc1085_1716699866"/>G<text:span text:style-name="T140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47">Jednoduché p</text:span>roměnné<text:bookmark-end text:name="__RefHeading___Toc648_1243889013"/></text:h>
      <text:p text:style-name="P96">Proměnné v mém kódu jsou reprezentovány jako pointer. To je proto, aby se mohla jejich hodnota měnit a nemusela se pokaždé vytvářet nová proměnná, jelikož LLVM IR je SSA <text:span text:style-name="T107">(Static Single Asignment)</text:span>. To znamená, že každé proměnné může být přiřazena hodnota právě jednou. Při deklaraci proměnné tedy vytvořím pointer s přísluš<text:span text:style-name="T148">ným typem </text:span><text:span text:style-name="T149">a k jeho názvu připojím nulu, aby bylo jasné, že to je pointer</text:span>, a poté na místo, na které ukazuje, uložím hodnotu, <text:span text:style-name="T150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7">Definice funkcí by měly být na nejvyšší úrovní LLVM IR programu, tedy mimo funkci <text:span text:style-name="T44">main</text:span><text:span text:style-name="T45">. Proto mám otevřené dva soubory – </text:span><text:span text:style-name="T44">out.ll </text:span><text:span text:style-name="T45">a </text:span><text:span text:style-name="T44">temp_out.ll</text:span><text:span text:style-name="T45">. To mi umožňuje psát definice funkcí do </text:span><text:span text:style-name="T44">out.ll</text:span><text:span text:style-name="T45"> a zbytek do </text:span><text:span text:style-name="T44">temp_out.ll</text:span><text:span text:style-name="T45"> a posléze připojit </text:span><text:span text:style-name="T44">temp_out.ll </text:span><text:span text:style-name="T45">k </text:span><text:span text:style-name="T44">out.ll</text:span><text:span text:style-name="T45">, a tak dosáhnout definice funkcí na začátku souboru. </text:span><text:span text:style-name="T151">Reprezentace funkce v Rogalu je takováto: </text:span><text:span text:style-name="T152">func </text:span><text:span text:style-name="T153">[datový typ návratové hodnoty] [jméno funkce]</text:span><text:span text:style-name="T152">(</text:span><text:span text:style-name="T153">[argumenty]</text:span><text:span text:style-name="T152">)</text:span><text:span text:style-name="T154">{</text:span><text:span text:style-name="T153">[kód]</text:span><text:span text:style-name="T154">}</text:span><text:span text:style-name="T155">. Datový typ je stejný jako u proměnné, s tím rozdílem, že funkce může vracet i pole, které je popsané níže </text:span><text:span text:style-name="T151">a také je s</text:span><text:span text:style-name="T139">c</text:span><text:span text:style-name="T151">hopná nevracet nic – datový typ </text:span><text:span text:style-name="T156">void</text:span><text:span text:style-name="T155">. Argumenty fu</text:span><text:span text:style-name="T139">n</text:span><text:span text:style-name="T155">kce jsou předávány normální </text:span><text:span text:style-name="T151">SSA </text:span><text:span text:style-name="T155">proměnnou, a tak je potřeba je na začátku funkce převést na pointer, abych s nimi mohl dál pracovat. Tělo funkce vypadá stejně jako normální kód, ale kromě tokenu </text:span><text:span text:style-name="T157">statement </text:span><text:span text:style-name="T155">akceptuje ještě </text:span><text:span text:style-name="T157">return</text:span><text:span text:style-name="T155">.</text:span></text:p>
      <text:h text:style-name="Heading_20_3" text:outline-level="3"><text:bookmark-start text:name="__RefHeading___Toc1089_1716699866"/>String<text:span text:style-name="T150">y</text:span><text:bookmark-end text:name="__RefHeading___Toc1089_1716699866"/></text:h>
      <text:p text:style-name="P98">Textové řetězce mám definované jako globální konstanty na začátku souboru. Je tedy obdobně jako u definicí fu<text:span text:style-name="T54">n</text:span>kcí potřeba ošetřit, aby byly před fu<text:span text:style-name="T54">n</text:span>kcí <text:span text:style-name="T44">main</text:span><text:span text:style-name="T45">. Zde ovšem nastává konflikt, pokud jsem v definici funkce a vytvářím string, mohlo by se stát, že bych konstantu vytvořil uprostřed funkce, a tím pádem ji vytvářel při každém volání funkce. </text:span><text:span text:style-name="T158">Proto </text:span><text:span text:style-name="T159">jsem vytvořil dočasný</text:span><text:span text:style-name="T158"> </text:span><text:span text:style-name="T159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</text:span><text:span text:style-name="T160">@</text:span><text:span text:style-name="T161">[</text:span><text:span text:style-name="T162">název stringu</text:span><text:span text:style-name="T161">]</text:span><text:span text:style-name="T163"> </text:span><text:span text:style-name="T164">=</text:span><text:span text:style-name="T163"> private constant [</text:span><text:span text:style-name="T162">[délka stringu]</text:span><text:span text:style-name="T163"> x i8] c</text:span><text:span text:style-name="T165">“</text:span><text:span text:style-name="T162">[string samotný]</text:span><text:span text:style-name="T165">“</text:span><text:span text:style-name="T159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9"><text:span text:style-name="T166">U deklarace polí jsem se je rozhodl pouze inicializovat. Tedy nepřiřazuji každému prvku nějakou hodnotu, </text:span><text:span text:style-name="T167">to je povoleno jenom jednotlivě, pro každý prvek pole zvlášť</text:span><text:span text:style-name="T166">.</text:span><text:span text:style-name="T167"> Jako u proměnné se vytvoří pointer s daným typem a názvem s připojenou nulou na konci. </text:span><text:span text:style-name="T140">Proto je</text:span><text:span text:style-name="T166"> deklarace, která kopíruje cel</text:span><text:span text:style-name="T167">é jiné pole povolená, </text:span><text:span text:style-name="T140">stačí pouze načíst hodnotu pointeru a uložit jí do jiného</text:span><text:span text:style-name="T167">. </text:span><text:span text:style-name="T140">Ještě musí p</text:span><text:span text:style-name="T168">roběhn</text:span><text:span text:style-name="T143">out</text:span><text:span text:style-name="T168"> kontrola, zda se jeho typ shoduje s typem zadaným. </text:span><text:span text:style-name="T143">A právě t</text:span><text:span text:style-name="T167">yp pole je v tomto případě trochu komplikovanější. </text:span><text:span text:style-name="T99">S</text:span><text:span text:style-name="T169">pecifikace pole vypadá takto: </text:span><text:span text:style-name="T170">[</text:span><text:span text:style-name="T171">výraz</text:span><text:span text:style-name="T170">][</text:span><text:span text:style-name="T171">výraz</text:span><text:span text:style-name="T170">][</text:span><text:span text:style-name="T171">výraz</text:span><text:span text:style-name="T172">]...</text:span><text:span text:style-name="T169"> Výraz nejvíce napravo je nejvnitřnější, tedy deklarace </text:span><text:span text:style-name="T173">arr int pole[2][4][3]</text:span><text:span text:style-name="T169"> vytvoří pole s dvěma prvky – poli o čtyřech prvcích, které jsou také pole a mají v sobě tři prvky typu int. Tuto specifikaci ukládám v zásobníku, z kterého pak tvořím typ v LLVM IR </text:span><text:span text:style-name="T174">vypadající </text:span><text:span text:style-name="T169">takto: </text:span><text:span text:style-name="T173">[2 x [4 x [3 x i32]]]</text:span>.<text:span text:style-name="T169"> Přistupuji k tomu takovým způsobem, že vytvořím první závorku se základním typem seznamu </text:span><text:span text:style-name="T173">[3 x i32]</text:span><text:span text:style-name="T169"> a potom k ní zvenku přidávám vrchní položky ze zásobníku. </text:span><text:span text:style-name="T143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100">Řídící struktura loop je <text:span text:style-name="T175">jedna z</text:span> <text:span text:style-name="T175">nej</text:span>komplikovan<text:span text:style-name="T175">ějších částí projektu, znát je to na množství kódu, který při jejím tvoření generuji. Začínám přípravným blokem kódu. Ten vytvoří proměnou, přes kterou bude </text:span><text:span text:style-name="T176">loop </text:span><text:span text:style-name="T177">iterovat, a uloží do ní startovní hodnotu. Zároveň vytvoří proměnnou s maximální hodnotou, k </text:span><text:span text:style-name="T178">níž</text:span><text:span text:style-name="T177"> se bude iterovat. </text:span><text:span text:style-name="T179">Také</text:span><text:span text:style-name="T177"> se vytvoří proměnná, která ukazuje, zda je startovní hodnota vyšší, nebo nižší než cílová. Touto proměnnou se </text:span><text:span text:style-name="T176">loop</text:span><text:span text:style-name="T177"> děl</text:span><text:span text:style-name="T139">í</text:span><text:span text:style-name="T177"> na dvě části. V pr</text:span><text:span text:style-name="T139">v</text:span><text:span text:style-name="T177">ní vždy kontroluje, zda </text:span><text:span text:style-name="T180">je proměn</text:span><text:span text:style-name="T139">n</text:span><text:span text:style-name="T180">á menší než cílová hodnota a krok přičítá, zatímco v druhé větvi kontroluje, zda je proměnná větší a krok odečítá. </text:span><text:span text:style-name="T178">Kontrola</text:span><text:span text:style-name="T179"> probíhá před spuštěním kódu uvnitř </text:span><text:span text:style-name="T178">smyčky</text:span><text:span text:style-name="T179">, </text:span><text:span text:style-name="T178">p</text:span><text:span text:style-name="T179">řidávání či odčítání po něm. Zároveň s tím se skočí zpět na kontrolu, a pokud už byly podmínky splněny z</text:span><text:span text:style-name="T178">e, smyčky</text:span><text:span text:style-name="T181"> </text:span><text:span text:style-name="T179">se </text:span><text:span text:style-name="T178">vystoupí</text:span><text:span text:style-name="T179">. </text:span><text:span text:style-name="T182">Každý </text:span><text:span text:style-name="T183">loop </text:span><text:span text:style-name="T182">má své proměn</text:span><text:span text:style-name="T139">n</text:span><text:span text:style-name="T182">é a bloky kódu, kam skáče, pokud tedy nastane situace, že se volá </text:span><text:span text:style-name="T183">loop </text:span><text:span text:style-name="T182">ve struktuře </text:span><text:span text:style-name="T183">loop, </text:span><text:span text:style-name="T182">musí si původní </text:span><text:span text:style-name="T183">loop </text:span><text:span text:style-name="T182">nějakým způsobem zapamatovat, jak pojmenovávat své proměnné, aby nedošlo ke kolizi. Toho </text:span><text:span text:style-name="T178">lze </text:span><text:span text:style-name="T182">docíl</text:span><text:span text:style-name="T178">it</text:span><text:span text:style-name="T182"> pomocí zásobníku – když </text:span><text:span text:style-name="T183">loop </text:span><text:span text:style-name="T182">začíná, přidá </text:span><text:span text:style-name="T178">se</text:span><text:span text:style-name="T182"> do zásobníku číslo </text:span><text:span text:style-name="T178">aktuální</text:span><text:span text:style-name="T182"> struktury </text:span><text:span text:style-name="T183">loop</text:span><text:span text:style-name="T182">. </text:span><text:span text:style-name="T178">Pokud</text:span><text:span text:style-name="T182"> </text:span><text:span text:style-name="T178">parser </text:span><text:span text:style-name="T182">narazí na další </text:span><text:span text:style-name="T178">strukturu </text:span><text:span text:style-name="T183">loop</text:span><text:span text:style-name="T182">, opět přidá </text:span><text:span text:style-name="T178">její</text:span><text:span text:style-name="T182"> číslo do zásobníku </text:span><text:span text:style-name="T178">a</text:span><text:span text:style-name="T182"> vygeneruj</text:span><text:span text:style-name="T178">e</text:span><text:span text:style-name="T182"> </text:span><text:span text:style-name="T178">potřebný kód</text:span><text:span text:style-name="T182">. </text:span><text:span text:style-name="T178">Na konci struktury č</text:span><text:span text:style-name="T182">íslo ze zásobníku odstraní, </text:span><text:span text:style-name="T178">načež</text:span><text:span text:style-name="T182"> může generov</text:span><text:span text:style-name="T178">at</text:span><text:span text:style-name="T182"> zbytek kódu z původní struktury </text:span><text:span text:style-name="T183">loop</text:span><text:span text:style-name="T182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101">U řídící struktury <text:span text:style-name="T44">if </text:span><text:span text:style-name="T45">se jednoduše vytvoří proměnná, která rozhoduje, zda se má </text:span><text:span text:style-name="T178">přesunout</text:span><text:span text:style-name="T45"> do bloku s kódem </text:span><text:span text:style-name="T44">if </text:span><text:span text:style-name="T45">struktu</text:span><text:span text:style-name="T178">ry</text:span><text:span text:style-name="T45">, nebo se má pokračovat dál. Pro tento účel se v LLVM IR využívá příkaz </text:span><text:span text:style-name="T44">icmp: </text:span><text:span text:style-name="T184">%condition</text:span><text:span text:style-name="T185"> </text:span><text:span text:style-name="T186">=</text:span><text:span text:style-name="T185"> icmp </text:span><text:span text:style-name="T187">[operace] [typ] [první proměnná]</text:span><text:span text:style-name="T185">, </text:span><text:span text:style-name="T187">[druhá proměnná]</text:span><text:span text:style-name="T44">.</text:span><text:span text:style-name="T45">Ve výsledku to pak může vypadat zhruba takto: </text:span><text:span text:style-name="T184">%condition_if1</text:span><text:span text:style-name="T185"> </text:span><text:span text:style-name="T186">=</text:span><text:span text:style-name="T185"> icmp sgt i32 </text:span><text:span text:style-name="T184">%t10</text:span><text:span text:style-name="T185">, </text:span><text:span text:style-name="T188">12</text:span><text:span text:style-name="T44">. </text:span><text:span text:style-name="T45">Ptáme se, jestli je proměnná </text:span><text:span text:style-name="T44">t10</text:span><text:span text:style-name="T45"> (může být i negativní, proto </text:span><text:span text:style-name="T44">sgt</text:span><text:span text:style-name="T45">) větší než 12, pokud ano bude hodnota </text:span><text:span text:style-name="T44">%condition_if1 </text:span><text:span text:style-name="T45">nastavena na 1, jinak na 0. Proměn</text:span><text:span text:style-name="T139">n</text:span><text:span text:style-name="T45">á se pak využije pro určení, zda pokračovat dál, nebo se vnořit do </text:span><text:span text:style-name="T44">if</text:span><text:span text:style-name="T45">: </text:span><text:span text:style-name="T189">br i1 </text:span><text:span text:style-name="T190">[</text:span><text:span text:style-name="T191">proměnná</text:span><text:span text:style-name="T190">]</text:span><text:span text:style-name="T189">, label </text:span><text:span text:style-name="T190">[</text:span><text:span text:style-name="T172">název štítku, nakterý se má skočit, </text:span><text:span text:style-name="T191">když je proměnná 1</text:span><text:span text:style-name="T190">]</text:span><text:span text:style-name="T189">, label </text:span><text:span text:style-name="T190">[</text:span><text:span text:style-name="T191">když je proměnná 0</text:span><text:span text:style-name="T190">]</text:span><text:span text:style-name="T45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102" text:outline-level="3"><text:bookmark-start text:name="__RefHeading___Toc1113_282055569"/>Jednoduché proměnné<text:bookmark-end text:name="__RefHeading___Toc1113_282055569"/></text:h>
      <text:p text:style-name="P103">Změna jednodu<text:span text:style-name="T54">c</text:span>hé proměnné spočívá v tom, že si vyhledám její typ v tabulce, do které si je ukládám a potom uložím přiřazovanou hodnotu do pointru proměnné: <text:span text:style-name="T116">store </text:span><text:span text:style-name="T114">[typ] [přiřazovaná hodnota]</text:span><text:span text:style-name="T115">, ptr </text:span><text:span text:style-name="T114">[název proměnné]</text:span><text:span text:style-name="T192">0</text:span>.</text:p>
      <text:h text:style-name="Heading_20_3" text:outline-level="3"><text:bookmark-start text:name="__RefHeading___Toc1115_282055569"/>Pole<text:bookmark-end text:name="__RefHeading___Toc1115_282055569"/></text:h>
      <text:p text:style-name="P104">Statické pole je reprezentováno pouze místem v paměti na určitý počet prvků daného typu. Pokud chci změnit prvek <text:span text:style-name="T44">[10][2]</text:span><text:span text:style-name="T45"> nějakého pole, na které mám uložený pointer na jeho začátek, nejde o nic jiného, než vypočítat, kde se tento prvek nachází. K tomu slouží instrukce </text:span><text:span text:style-name="T44">getelementptr</text:span><text:span text:style-name="T45">: </text:span><text:span text:style-name="T114">[proměnná, </text:span><text:span text:style-name="T193">do</text:span><text:span text:style-name="T114"> které chci výsledek uložit]</text:span><text:span text:style-name="T116"> </text:span><text:span text:style-name="T194">=</text:span><text:span text:style-name="T116"> getelementptr </text:span><text:span text:style-name="T114">[typ prvků]</text:span><text:span text:style-name="T116">, ptr </text:span><text:span text:style-name="T114">[název pointru na pole]</text:span><text:span text:style-name="T116">, i32 </text:span><text:span text:style-name="T192">0</text:span><text:span text:style-name="T116">, i32 </text:span><text:span text:style-name="T114">[první index]</text:span><text:span text:style-name="T116">, i32 </text:span><text:span text:style-name="T114">[druhý index]</text:span><text:span text:style-name="T116">, </text:span><text:span text:style-name="T195">…</text:span><text:span text:style-name="T45"> Na začátku výčtu indexů je 0, </text:span><text:span text:style-name="T196">proto</text:span><text:span text:style-name="T45">že</text:span><text:span text:style-name="T196"> </text:span><text:span text:style-name="T45">pole </text:span><text:span text:style-name="T196">je </text:span><text:span text:style-name="T45">v LLVM IR implementované </text:span><text:span text:style-name="T196">jako pointer</text:span><text:span text:style-name="T45">, </text:span><text:span text:style-name="T196">který</text:span><text:span text:style-name="T45"> musí být také indexován. Poté stačí uložit přiřazovanou hodnotu této vypočítané adrese: </text:span><text:span text:style-name="T116">store </text:span><text:span text:style-name="T114">[typ] [ukládaná proměná]</text:span><text:span text:style-name="T116">, ptr </text:span><text:span text:style-name="T194">%</text:span><text:span text:style-name="T116">idx</text:span><text:span text:style-name="T45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105">Tabulka slouží<text:span text:style-name="T197"> k</text:span> orientaci v programu – ukládá mimo jiné klíčová slova <text:span text:style-name="T198">(</text:span><text:span text:style-name="T199">if, loop, call</text:span><text:span text:style-name="T198">)</text:span>, <text:span text:style-name="T197">podle kterých</text:span> se dá jednoduše poznat <text:span text:style-name="T197">způsob</text:span>, jak<text:span text:style-name="T197">ým</text:span> <text:span text:style-name="T197">parser</text:span> čte <text:span text:style-name="T197">soubor</text:span>. <text:span text:style-name="T197">Další využití tkví v</text:span> ukládání typů proměnných i polí a návratových typů funkcí. Také je u každého záznamu poznamenáno, na <text:span text:style-name="T197">jakém</text:span> řádku je definován, což také usnadňuje orientaci. <text:span text:style-name="T200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6"><text:span text:style-name="T201">Tabulku funkcí používám výhradně k uložení typů argumentů, ale v rámci toho, že ji na konci </text:span><text:span text:style-name="T202">tisknu do standardního výstupu</text:span><text:span text:style-name="T201">, </text:span><text:span text:style-name="T197">rozhodl</text:span><text:span text:style-name="T201"> jsem se zdvojit informaci o návratovém typu a řádku definice. Takhle jsou všechny funkce přehledně na jednom místě. </text:span><text:span text:style-name="T203">Stejně jako tabulka </text:span>symbolů je i tabulka funkcí alokována <text:span text:style-name="T197">staticky, avšak pouze </text:span>pro <text:span text:style-name="T197">64</text:span> záznamů, <text:span text:style-name="T197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7">Pro uložení argumentů funkce používám spojový list. Jeden prvek listu je reprezentován stringem s názvem proměnné argumentu, stringem s jeho typem a ukazatelem na další prvek.</text:p>
      <text:h text:style-name="P108" text:outline-level="2"><text:bookmark-start text:name="__RefHeading___Toc1125_282055569"/>Zásobník<text:bookmark-end text:name="__RefHeading___Toc1125_282055569"/></text:h>
      <text:p text:style-name="P109">Pro uložení specifikace pole a čísla řídících struktur <text:span text:style-name="T44">loop </text:span>a <text:span text:style-name="T44">if </text:span><text:span text:style-name="T45">používám zásobník. Vlastní implementace je stejná jako spojový list, </text:span><text:span text:style-name="T196">s tím rozdílem, že</text:span><text:span text:style-name="T45"> vždy operuji pouze s posledním prvkem.</text:span></text:p>
      <text:h text:style-name="Heading_20_1" text:outline-level="1">Zpracování chyb</text:h>
      <text:p text:style-name="P110">Syntaktický analyzátor sám kontroluje, zda je kód validní v <text:span text:style-name="T204">rámci</text:span> gramatiky, to ovšem ještě neznamená, že je kód bezchybn<text:span text:style-name="T205">ý – </text:span><text:span text:style-name="T204">parser kontroluje text bezkontextově</text:span>, je ho ještě potřeba zkontrolovat sémanticky. Proto například probíhá kontrola s tabulkou symbolů, zda volaná funkce nebo proměnná zmiňovaná ve výrazu již existuje. <text:span text:style-name="T205">Co ale kontrolou projde a </text:span><text:span text:style-name="T204">bylo by potřeba opravit </text:span><text:span text:style-name="T205">jsou aritmetické operace na proměnné s typem </text:span><text:span text:style-name="T206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11">Pro spuštění kódu psaného v jazyku Rogalo <text:span text:style-name="T207">je nutné</text:span> mít nainstalované tool-chainy <text:span text:style-name="T44">bison</text:span><text:span text:style-name="T45">, </text:span><text:span text:style-name="T208">flex</text:span><text:span text:style-name="T209"> </text:span><text:span text:style-name="T210">a </text:span><text:span text:style-name="T211">clang. </text:span><text:span text:style-name="T212">V p</text:span><text:span text:style-name="T210">rvní</text:span><text:span text:style-name="T212">m</text:span><text:span text:style-name="T210"> krok</text:span><text:span text:style-name="T212">u</text:span><text:span text:style-name="T210"> vytvoř</text:span><text:span text:style-name="T212">íme </text:span><text:span text:style-name="T210">syntaktick</text:span><text:span text:style-name="T212">ý</text:span><text:span text:style-name="T210"> analyzátor. Ten se vytváří první, jelikož </text:span><text:span text:style-name="T211">flex</text:span><text:span text:style-name="T210"> využívá soubor </text:span><text:span text:style-name="T211">y.tab.h</text:span><text:span text:style-name="T210"> ve kterém jsou definované tokeny a generuje ho právě volání </text:span><text:span text:style-name="T211">bisonu </text:span><text:span text:style-name="T213">se svolenou možností </text:span><text:span text:style-name="T214">-d</text:span><text:span text:style-name="T210">. Příkaz může vypadat následovně:</text:span><text:span text:style-name="T211"> </text:span><text:span text:style-name="T215">bison -</text:span><text:span text:style-name="T216">d </text:span><text:span text:style-name="T215">parser.y</text:span><text:span text:style-name="T210"> </text:span><text:span text:style-name="T217">V souboru </text:span><text:span text:style-name="T218">parser.y </text:span><text:span text:style-name="T217">musí být ve funkci main uveden váš soubor jako input. </text:span><text:span text:style-name="T213">P</text:span><text:span text:style-name="T210">o</text:span><text:span text:style-name="T213">té</text:span><text:span text:style-name="T210"> </text:span><text:span text:style-name="T196">v</text:span><text:span text:style-name="T210">ytvoří</text:span><text:span text:style-name="T213">me</text:span><text:span text:style-name="T210"> lexikální analyzátor pomocí </text:span><text:span text:style-name="T213">nástroje </text:span><text:span text:style-name="T214">flex</text:span><text:span text:style-name="T213">: </text:span><text:span text:style-name="T216">flex grammar.l</text:span><text:span text:style-name="T213"> Následně zkompilujeme oba dva vygenerované analyzátory do jednoho souboru pomocí nástroje </text:span><text:span text:style-name="T214">clang</text:span><text:span text:style-name="T213">: </text:span><text:span text:style-name="T216">clang lex.yy.</text:span><text:span text:style-name="T219">c</text:span><text:span text:style-name="T216"> parser.tab.c</text:span><text:span text:style-name="T213"> a spustíme vytvořený kód.</text:span></text:p>
      <text:p text:style-name="P112"><text:span text:style-name="T217">Nyní se vygeneruje soubor v LLVM IR, nazvaný v mé verzi </text:span><text:span text:style-name="T218">out.ll</text:span><text:span text:style-name="T217">. Tento soubor tedy zoptimalizujeme a </text:span><text:span text:style-name="T139">z</text:span><text:span text:style-name="T217">kompilujeme do strojového kódu pomocí </text:span><text:span text:style-name="T218">clang </text:span><text:span text:style-name="T217">následovně: </text:span><text:span text:style-name="T220">clang out.ll</text:span><text:span text:style-name="T221">.</text:span><text:span text:style-name="T222">Tím vznikne fináln</text:span><text:span text:style-name="T139">í</text:span><text:span text:style-name="T222"> soubor</text:span><text:span text:style-name="T223">, </text:span><text:span text:style-name="T222">který už jednoduše spustíme.</text:span></text:p>
      <text:p text:style-name="P113">Celý tento proces je uložený v<text:span text:style-name="T224">e skriptu</text:span> <text:span text:style-name="T44">run.bat. </text:span><text:span text:style-name="T224">Ten nejdřív zavolá jiný skript </text:span><text:span text:style-name="T225">compile.bat</text:span><text:span text:style-name="T224">, který vytvoří LLVM IR soubor </text:span><text:span text:style-name="T225">out.ll</text:span><text:span text:style-name="T224"> </text:span><text:span text:style-name="T226">Původní skript</text:span><text:span text:style-name="T227"> run.bat</text:span><text:span text:style-name="T225"> </text:span><text:span text:style-name="T224">posléze tento soubor zkompiluje a spustí.</text:span></text:p>
      <text:h text:style-name="Heading_20_1" text:outline-level="1"><text:bookmark-start text:name="__RefHeading___Toc664_1243889013"/>Závěr<text:bookmark-end text:name="__RefHeading___Toc664_1243889013"/></text:h>
      <text:p text:style-name="P74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44">grammar.l </text:span><text:span text:style-name="T45">a </text:span><text:span text:style-name="T44">parser.y</text:span><text:span text:style-name="T45"> sám přeložit a následně i zkompilovat. </text:span><text:span text:style-name="T228">Projekt splnil všechny interní cíle, dokonce se mi povedlo implementovat funkci </text:span><text:span text:style-name="T229">print, </text:span><text:span text:style-name="T228">tedy intera</text:span><text:span text:style-name="T230">kci</text:span><text:span text:style-name="T228"> s </text:span><text:span text:style-name="T229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14"><text:span text:style-name="T231">Get the number of digits in an int</text:span><text:span text:style-name="T232">. Online. In: Stackoverflow. 2012. Dostupné z: </text:span><text:a xlink:type="simple" xlink:href="https://stackoverflow.com/a/11151570" text:style-name="Internet_20_link" text:visited-style-name="Visited_20_Internet_20_Link"><text:span text:style-name="T233">https://stackoverflow.com/a/11151570</text:span></text:a><text:span text:style-name="T232">. [cit. 2025-03-16].</text:span></text:p>
        </text:list-item>
        <text:list-item>
          <text:p text:style-name="P114"><text:span text:style-name="T231">Inserting char string into another char string</text:span><text:span text:style-name="T232">. Online. In: Stackoverflow. 2010. Dostupné z: </text:span><text:a xlink:type="simple" xlink:href="https://stackoverflow.com/a/2016015" text:style-name="Internet_20_link" text:visited-style-name="Visited_20_Internet_20_Link"><text:span text:style-name="T233">https://stackoverflow.com/a/2016015</text:span></text:a><text:span text:style-name="T232">. [cit. 2025-03-16].</text:span></text:p>
        </text:list-item>
        <text:list-item>
          <text:p text:style-name="P115"><text:span text:style-name="T231">A Gentle Introduction to LLVM IR</text:span><text:span text:style-name="T232">. Online. In: Mcyoung.xyz. 2023. Dostupné z: </text:span><text:a xlink:type="simple" xlink:href="https://mcyoung.xyz/2023/08/01/llvm-ir/" text:style-name="Internet_20_link" text:visited-style-name="Visited_20_Internet_20_Link"><text:span text:style-name="T233">https://mcyoung.xyz/2023/08/01/llvm-ir/</text:span></text:a><text:span text:style-name="T232">. [cit. 2025-03-16].</text:span></text:p>
        </text:list-item>
        <text:list-item>
          <text:p text:style-name="P115"><text:span text:style-name="T231">A Quick Introduction to Handling Conflicts in Yacc Parsers</text:span><text:span text:style-name="T232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33">https://www2.cs.arizona.edu/~debray/Teaching/CSc453/DOCS/conflicts.pdf</text:span></text:a><text:span text:style-name="T232">. [cit. 2025-03-16].</text:span></text:p>
        </text:list-item>
        <text:list-item>
          <text:p text:style-name="P115"><text:span text:style-name="T231">Example program for the lex and yacc programs</text:span><text:span text:style-name="T232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33">https://www.ibm.com/docs/en/aix/7.1?topic=information-example-program-lex-yacc-programs</text:span></text:a><text:span text:style-name="T232">. [cit. 2025-03-16].</text:span></text:p>
        </text:list-item>
        <text:list-item>
          <text:p text:style-name="P115"><text:span text:style-name="T231">Bison 3.8.1</text:span><text:span text:style-name="T232">. Online. In: Gnu. 2021. Dostupné z: </text:span><text:a xlink:type="simple" xlink:href="https://www.gnu.org/software/bison/manual/bison.html#Examples" text:style-name="Internet_20_link" text:visited-style-name="Visited_20_Internet_20_Link"><text:span text:style-name="T233">https://www.gnu.org/software/bison/manual/bison.html#Examples</text:span></text:a><text:span text:style-name="T232">. [cit. 2025-03-16].</text:span></text:p>
        </text:list-item>
        <text:list-item>
          <text:p text:style-name="P115"><text:span text:style-name="T231">Online Documentation for Flex and Bison</text:span><text:span text:style-name="T232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33">https://www.kiv.zcu.cz/~rohlik/vyuka/fjp/Cv03_2002/manualy/Using%20Lex%20and%20Yacc.htm</text:span></text:a><text:span text:style-name="T232">. [cit. 2025-03-16].</text:span></text:p>
        </text:list-item>
        <text:list-item>
          <text:p text:style-name="P115"><text:span text:style-name="T231">How to Build a C Compiler Using Lex and Yacc</text:span><text:span text:style-name="T232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33">https://medium.com/codex/building-a-c-compiler-using-lex-and-yacc-446262056aaa</text:span></text:a><text:span text:style-name="T232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3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7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73</meta:editing-cycles>
    <meta:creation-date>2024-09-12T09:49:00</meta:creation-date>
    <dc:date>2025-03-25T22:14:50.823948500</dc:date>
    <meta:editing-duration>PT21H58M14S</meta:editing-duration>
    <meta:generator>LibreOffice/25.2.1.2$Windows_X86_64 LibreOffice_project/d3abf4aee5fd705e4a92bba33a32f40bc4e56f49</meta:generator>
    <meta:print-date>2025-03-24T14:43:28.755374000</meta:print-date>
    <meta:document-statistic meta:table-count="3" meta:image-count="2" meta:object-count="0" meta:page-count="22" meta:paragraph-count="225" meta:word-count="3685" meta:character-count="23880" meta:non-whitespace-character-count="20458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